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E20000051408E0E6B2.png" manifest:media-type="image/png"/>
  <manifest:file-entry manifest:full-path="Pictures/10000000000007E200000514931BE21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1.59mm" svg:y="0mm" svg:width="193.5mm" svg:height="124.64mm" draw:z-index="0"><draw:image xlink:href="Pictures/10000000000007E200000514931BE21A.png" xlink:type="simple" xlink:show="embed" xlink:actuate="onLoad" draw:mime-type="image/png"/></draw:frame><draw:frame draw:style-name="fr1" draw:name="Image2" text:anchor-type="char" svg:x="1.06mm" svg:y="145.52mm" svg:width="193.5mm" svg:height="124.64mm" draw:z-index="1"><draw:image xlink:href="Pictures/10000001000007E20000051408E0E6B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6.74mm" fo:margin-bottom="6.17mm" fo:margin-left="8.18mm" fo:margin-right="8.33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20:39:26.043656137</meta:creation-date>
    <dc:date>2024-08-24T20:45:35.864229203</dc:date>
    <meta:editing-duration>PT6M10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4.2.4.2$Linux_X86_64 LibreOffice_project/420$Build-2</meta:generator>
  </office:meta>
</office:document-meta>
</file>